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Tranxophonetica" svg:font-family="Tranxophonetic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729fcf"/>
    </style:style>
    <style:style style:name="gr1" style:family="graphic" style:parent-style-name="standard">
      <style:graphic-properties draw:stroke="none" svg:stroke-color="#000000" draw:fill="solid" draw:fill-color="#e69b3a" draw:textarea-horizontal-align="left" draw:textarea-vertical-align="middle" draw:auto-grow-height="true" draw:auto-grow-width="false" fo:min-height="14.99cm" fo:min-width="0cm" draw:shadow="hidden"/>
    </style:style>
    <style:style style:name="gr2" style:family="graphic" style:parent-style-name="standard">
      <style:graphic-properties draw:stroke="none" svg:stroke-color="#000000" draw:fill="solid" draw:fill-color="#e69b3a" draw:textarea-horizontal-align="left" draw:textarea-vertical-align="middle" draw:auto-grow-height="true" draw:auto-grow-width="false" fo:min-height="6.481cm" fo:min-width="0cm" draw:shadow="hidden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4.99cm" fo:min-width="0cm" draw:shadow="hidden"/>
    </style:style>
    <style:style style:name="gr4" style:family="graphic" style:parent-style-name="standard">
      <style:graphic-properties draw:stroke="solid" svg:stroke-color="#ffe3bf" draw:fill="none" draw:fill-color="#ffffff" draw:textarea-horizontal-align="left" draw:textarea-vertical-align="middle" draw:auto-grow-height="true" draw:auto-grow-width="false" fo:min-height="14.99cm" fo:min-width="0cm" draw:shadow="hidden"/>
    </style:style>
    <style:style style:name="gr5" style:family="graphic" style:parent-style-name="standard">
      <style:graphic-properties draw:stroke="none" svg:stroke-color="#e69b3a" draw:fill-color="#e69b3a" draw:textarea-horizontal-align="justify" draw:textarea-vertical-align="middle" draw:auto-grow-height="false" fo:min-height="1.906cm" fo:min-width="1.656cm"/>
    </style:style>
    <style:style style:name="gr6" style:family="graphic" style:parent-style-name="standard">
      <style:graphic-properties draw:stroke="none" draw:fill="solid" draw:fill-color="#e69b3a" draw:textarea-horizontal-align="justify" draw:textarea-vertical-align="middle" draw:auto-grow-height="false" fo:min-height="2.671cm" fo:min-width="9.533cm" draw:shadow="hidden"/>
    </style:style>
    <style:style style:name="gr7" style:family="graphic" style:parent-style-name="standard">
      <style:graphic-properties draw:stroke="none" draw:fill-color="#35281e" draw:textarea-horizontal-align="justify" draw:textarea-vertical-align="middle" draw:auto-grow-height="false" fo:min-height="2.521cm" fo:min-width="11.618cm"/>
    </style:style>
    <style:style style:name="P1" style:family="paragraph">
      <loext:graphic-properties draw:fill="solid" draw:fill-color="#e69b3a"/>
      <style:paragraph-properties fo:text-align="center" style:writing-mode="lr-tb"/>
      <style:text-properties fo:color="#e69b3a" style:font-name="Tranxophonetica" fo:font-size="400pt" style:font-size-asian="400pt" style:font-size-complex="400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color="#e69b3a" style:font-name="Tranxophonetica" fo:font-size="400pt" style:font-size-asian="400pt" style:font-size-complex="40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e69b3a" style:font-name="Tranxophonetica" fo:font-size="400pt" style:font-size-asian="400pt" style:font-size-complex="400pt"/>
    </style:style>
    <style:style style:name="P4" style:family="paragraph">
      <loext:graphic-properties draw:fill-color="#e69b3a"/>
      <style:paragraph-properties fo:text-align="center"/>
    </style:style>
    <style:style style:name="P5" style:family="paragraph">
      <loext:graphic-properties draw:fill="solid" draw:fill-color="#e69b3a"/>
      <style:paragraph-properties fo:text-align="center" style:writing-mode="lr-tb"/>
      <style:text-properties fo:color="#e69b3a" style:font-name="Tranxophonetica" fo:font-size="70pt" fo:font-weight="bold" style:font-size-asian="60pt" style:font-weight-asian="bold" style:font-size-complex="60pt" style:font-weight-complex="bold"/>
    </style:style>
    <style:style style:name="P6" style:family="paragraph">
      <loext:graphic-properties draw:fill-color="#35281e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4.55cm" svg:height="13.92cm" svg:x="6.353cm" svg:y="1.808cm" svg:viewBox="0 0 4551 13921" svg:d="M1789 0c-546 0-980 122-1304 365-323 244-485 549-485 917 0 183 70 335 210 454 139 120 291 161 456 125 293-56 469-134 533-235 63-101 88-239 76-413-13-184 26-322 114-414 89-92 292-137 610-137 330 0 552 156 665 468 51 156 83 303 96 441 12 138 12 257 0 358-115 910-304 1792-571 2646-266 855-514 1691-743 2509-113 450-208 838-284 1164-78 326-128 591-154 793l-247 1543c-76 505-81 956-19 1351 63 395 165 739 305 1033 254 607 844 924 1769 951 254 9 489-18 705-82 216-65 403-154 562-269s279-253 362-414c81-160 117-333 103-516-62-359-272-552-627-579-330-28-545 16-648 131-100 115-145 268-132 461 12 203-4 345-49 428-44 82-186 133-428 151-367 19-596-124-685-427-101-340-132-606-95-799 39-313 124-733 257-1261 134-529 301-1119 504-1771 191-662 359-1261 505-1799 145-537 244-925 295-1164 89-450 165-905 229-1365 63-459 113-937 152-1433 76-1084-61-1890-409-2419-349-528-892-792-1628-792z">
            <text:p/>
          </draw:path>
          <draw:g>
            <draw:path draw:style-name="gr2" draw:text-style-name="P1" draw:layer="layout" svg:width="3.248cm" svg:height="7.746cm" draw:transform="rotate (1.5707963267949) translate (4.80971944921109cm 12.307415625cm)" svg:viewBox="0 0 3249 7747" svg:d="M1100 1903c-10-342-19-596-28-761-9-166-32-291-69-381-37-88-96-145-179-171-83-25-207-64-372-113l-386-59c-46-37-66-113-62-227 5-115 35-179 90-191l1529 39 1544-39c55 12 82 76 82 191 0 114-18 190-55 227l-413 59c-156 49-278 88-365 113-88 26-150 83-186 171-37 90-58 215-62 381-5 165-12 419-21 761v3960c0 597 32 957 96 1084 74 140 253 235 538 286l413 76c37 39 55 111 55 220 0 108-27 179-82 218-671-39-1185-57-1544-57-349 0-859 18-1529 57-46-39-76-110-90-218-14-109 7-181 62-220l386-76c294-51 478-146 551-286 65-127 97-487 97-1084z">
              <text:p/>
            </draw:path>
            <draw:path draw:style-name="gr2" draw:text-style-name="P1" draw:layer="layout" svg:width="3.248cm" svg:height="7.746cm" draw:transform="rotate (1.5707963267949) translate (4.80971944921109cm 8.213415625cm)" svg:viewBox="0 0 3249 7747" svg:d="M1100 1903c-10-342-19-596-28-761-9-166-32-291-69-381-37-88-96-145-179-171-83-25-207-64-372-113l-386-59c-46-37-66-113-62-227 5-115 35-179 90-191l1529 39 1544-39c55 12 82 76 82 191 0 114-18 190-55 227l-413 59c-156 49-278 88-365 113-88 26-150 83-186 171-37 90-58 215-62 381-5 165-12 419-21 761v3960c0 597 32 957 96 1084 74 140 253 235 538 286l413 76c37 39 55 111 55 220 0 108-27 179-82 218-671-39-1185-57-1544-57-349 0-859 18-1529 57-46-39-76-110-90-218-14-109 7-181 62-220l386-76c294-51 478-146 551-286 65-127 97-489 97-1084z">
              <text:p/>
            </draw:path>
          </draw:g>
        </draw:g>
      </draw:page>
      <draw:page draw:name="page2" draw:style-name="dp2" draw:master-page-name="Default">
        <draw:path draw:style-name="gr3" draw:text-style-name="P2" draw:layer="layout" svg:width="1.704cm" svg:height="3.062cm" svg:x="2.098cm" svg:y="1.576cm" svg:viewBox="0 0 1705 3063" svg:d="M733 0c162 0 282 58 359 174 76 117 106 294 90 533-7 79-14 156-23 230h131c132 0 211-7 239-21 31-16 52-56 63-118l17-91c8-8 24-12 48-12s39 6 48 18c-9 147-13 260-13 339 0 77 4 190 13 337-9 10-24 17-48 20s-40-2-48-14l-17-85c-11-65-32-105-63-121-28-14-108-21-239-21h-164c-9 51-18 103-28 154-11 53-33 138-65 257-22 80-46 166-72 259h329c132 0 211-7 239-21 31-16 52-56 63-118l17-91c8-8 24-12 48-12s39 6 48 18c-9 147-13 260-13 339 0 77 4 190 13 337-9 10-24 17-48 20s-40-2-48-14l-17-85c-11-65-32-105-63-121-28-14-107-21-239-21h-397c-32 106-59 205-82 295-29 117-48 209-57 278-8 42-1 101 21 176 20 66 70 98 151 94 53-4 84-15 94-34 10-18 14-49 11-94-3-42 7-76 29-101 23-25 70-35 143-29 78 6 124 48 138 127 3 41-5 79-23 114s-45 66-80 91-76 45-123 59c-48 14-100 20-156 18-203-6-333-75-389-209-31-65-53-140-67-227s-13-186 4-298l42-260h-130c-75 2-131 4-168 6-36 2-64 7-84 15-19 8-31 21-37 39-6 19-14 46-25 82l-13 85c-8 10-25 15-50 14s-39-8-42-20l9-337-9-339c3-12 17-18 42-18s42 4 50 12l13 91c11 34 19 61 25 80s18 33 37 41c20 8 48 13 84 14 37 1 93 2 168 4h171c2-7 4-15 5-23 17-71 38-157 63-256 36-128 74-259 114-391h-353c-75 2-131 4-168 6-36 2-64 7-84 15-19 8-31 21-37 39-6 19-14 46-25 82l-13 85c-8 10-25 15-50 14s-39-8-42-20l9-337-9-339c3-12 17-18 42-18s42 4 50 12l13 91c11 34 19 61 25 80s18 33 37 41c20 8 48 13 84 14 37 1 93 2 168 4h423c48-166 83-337 105-512 3-23 3-49 0-79-3-31-10-63-21-97-25-69-74-103-146-103-70 0-115 10-135 30-19 20-28 50-25 91 3 38-3 69-17 91s-52 39-117 52c-36 8-70-2-100-28-31-26-46-60-46-100 0-81 35-148 106-202 72-53 167-80 287-80z">
          <text:p/>
        </draw:path>
        <draw:g>
          <draw:path draw:style-name="gr4" draw:text-style-name="P3" draw:layer="layout" svg:width="2.056cm" svg:height="6.207cm" svg:x="7.776cm" svg:y="5.649cm" svg:viewBox="0 0 2057 6208" svg:d="M0 2c28-1 57-2 87-2 329 0 572 118 728 353 154 237 215 595 182 1080-14 160-28 316-46 466h265c268 0 428-14 484-43 63-32 106-113 128-239l35-184c16-17 48-25 97-25 48 0 79 13 97 37-18 298-26 527-26 687 0 156 8 385 26 683-18 20-49 34-97 40-49 6-81-4-97-28l-35-172c-22-132-65-213-128-246-56-28-218-42-484-42h-332c-18 103-37 209-57 312-22 107-67 280-132 521-44 162-93 336-146 525h667c268 0 428-15 484-43 63-32 106-113 128-239l35-184c16-17 48-25 97-25 48 0 79 12 97 37-18 298-26 527-26 687 0 156 8 385 26 683-18 20-49 34-97 40-49 6-81-4-97-28l-35-173c-22-131-65-212-128-245-56-28-216-42-484-42h-804c-65 215-120 415-167 598-58 237-97 423-115 563-16 85-2 205 42 357 41 133 142 198 306 190 108-8 171-30 191-69 20-36 28-99 22-190-6-85 14-154 59-205 47-51 142-71 290-59 158 12 251 97 279 258 7 83-10 160-46 231-37 70-91 133-162 184s-154 91-250 120c-97 28-202 40-316 36-227-7-409-52-545-137">
            <text:p/>
          </draw:path>
          <draw:path draw:style-name="gr4" draw:text-style-name="P3" draw:layer="layout" svg:width="0.165cm" svg:height="0.562cm" svg:x="7.776cm" svg:y="8.016cm" svg:viewBox="0 0 166 563" svg:d="M0 563c53-185 109-374 166-563h-166">
            <text:p/>
          </draw:path>
          <draw:path draw:style-name="gr4" draw:text-style-name="P3" draw:layer="layout" svg:width="0.525cm" svg:height="1.602cm" svg:x="7.776cm" svg:y="5.945cm" svg:viewBox="0 0 526 1603" svg:d="M0 1603h308c98-337 168-683 213-1038 6-46 6-99 0-160-6-63-20-128-43-196-50-140-149-209-295-209-75 0-136 6-183 17">
            <text:p/>
          </draw:path>
        </draw:g>
      </draw:page>
      <draw:page draw:name="page3" draw:style-name="dp1" draw:master-page-name="Default">
        <draw:g>
          <draw:g>
            <draw:path draw:style-name="gr1" draw:text-style-name="P1" draw:layer="layout" svg:width="0.731cm" svg:height="2.238cm" svg:x="3.815cm" svg:y="3.025cm" svg:viewBox="0 0 732 2239" svg:d="M288 0c-88 0-158 20-210 59s-78 88-78 147c0 30 11 54 34 73 22 20 47 26 73 20 47-9 76-21 86-37 10-17 14-39 12-67-2-29 4-52 18-66 15-15 47-23 99-23 53 0 88 26 106 76 9 25 14 48 16 71 2 22 2 41 0 57-19 147-49 288-92 426-43 137-83 272-119 403-19 73-34 135-46 188-13 52-21 95-25 127l-40 248c-12 82-13 154-3 218 10 63 27 118 49 166 41 97 136 148 285 153 41 1 79-3 113-14 35-10 65-24 91-43 25-18 45-40 58-66s19-54 16-83c-9-58-43-89-100-93-53-5-88 2-105 21-16 18-23 43-21 74 2 32 0 55-8 69-7 13-30 21-69 24-59 3-95-20-110-69-16-54-21-97-15-128 6-51 20-118 41-203 22-85 49-180 81-285 31-106 58-203 82-289 23-87 39-149 47-188 14-72 27-145 37-219s18-151 24-231c13-174-9-304-65-389-57-85-144-127-262-127z">
              <text:p/>
            </draw:path>
            <draw:g>
              <draw:path draw:style-name="gr2" draw:text-style-name="P1" draw:layer="layout" svg:width="0.522cm" svg:height="1.245cm" draw:transform="rotate (1.5707963267949) translate (3.56695487729212cm 4.71368555307629cm)" svg:viewBox="0 0 523 1246" svg:d="M177 306c-2-55-3-96-5-122-1-27-5-47-11-62-6-14-15-23-28-27-14-4-34-10-60-18l-62-10c-8-6-11-18-10-36 0-19 5-29 14-31l246 6 248-6c9 2 14 12 14 31 0 18-3 30-9 36l-67 10c-25 8-44 14-58 18-15 4-25 13-30 27-6 15-10 35-10 62-1 26-2 67-4 122v637c0 96 5 154 16 174 12 23 40 38 86 46l67 13c6 6 9 17 9 35 0 17-5 29-14 35-108-6-190-9-248-9-56 0-138 3-246 9-7-6-12-18-14-35-3-18 1-29 10-35l62-13c47-8 77-23 88-46 11-20 16-78 16-174z">
                <text:p/>
              </draw:path>
              <draw:path draw:style-name="gr2" draw:text-style-name="P1" draw:layer="layout" svg:width="0.522cm" svg:height="1.245cm" draw:transform="rotate (1.5707963267949) translate (3.56695487729212cm 4.05522236796028cm)" svg:viewBox="0 0 523 1246" svg:d="M177 306c-2-55-3-96-5-122-1-27-5-47-11-62-6-14-15-23-28-27-14-4-34-10-60-18l-62-10c-8-6-11-18-10-36 0-19 5-29 14-31l246 6 248-6c9 2 14 12 14 31 0 18-3 30-9 36l-67 10c-25 8-44 14-58 18-15 4-25 13-30 27-6 15-10 35-10 62-1 26-2 67-4 122v637c0 96 5 154 16 174 12 23 40 38 86 46l67 13c6 6 9 17 9 35 0 17-5 29-14 35-108-6-190-9-248-9-56 0-138 3-246 9-7-6-12-18-14-35-3-18 1-29 10-35l62-13c47-8 77-23 88-46 11-20 16-78 16-174z">
                <text:p/>
              </draw:path>
            </draw:g>
          </draw:g>
          <draw:custom-shape draw:style-name="gr5" draw:text-style-name="P4" draw:layer="layout" svg:width="3.048cm" svg:height="3.048cm" svg:x="2.651cm" svg:y="2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37.2909150541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path draw:style-name="gr6" draw:text-style-name="P5" draw:layer="layout" svg:width="1.663cm" svg:height="1.807cm" svg:x="5.952cm" svg:y="3.255cm" svg:viewBox="0 0 1664 1808" svg:d="M0 911c0-138 30-269 91-392s141-223 240-298c184-147 417-221 699-221 81 0 162 5 241 16 80 11 149 25 208 43 28 5 63 4 103-4 6 88 12 162 18 222s14 131 24 215c-20 33-44 51-74 54-29 3-60-7-93-30-50-226-203-338-460-338-91 0-176 14-255 42-80 28-148 71-205 130-56 58-102 131-136 218-35 88-52 191-52 308s19 223 56 317c38 95 88 174 150 238s134 113 216 148c82 34 169 51 262 51 130 0 230-31 301-94 78-65 135-145 172-240 26-22 55-30 86-27 32 4 56 24 72 63-4 37-11 72-19 106-9 34-20 70-33 107-30 79-60 138-90 180-24 3-42 6-54 10-13 3-28 8-44 14-112 39-248 59-408 59-256 0-471-57-644-171-248-175-372-417-372-726z">
              <text:p/>
            </draw:path>
            <draw:path draw:style-name="gr6" draw:text-style-name="P5" draw:layer="layout" svg:width="1.269cm" svg:height="1.174cm" svg:x="7.676cm" svg:y="3.907cm" svg:viewBox="0 0 1270 1175" svg:d="M1077 687c0 49 0 89 0 122s1 58 2 75c1 24 2 37 4 39 1 1 6 2 15 2 7 0 43-9 106-29 32 11 51 25 57 43s9 35 9 50-4 32-12 50c-9 17-23 32-44 42-170 35-279 67-327 94-41 0-73-19-96-56 0 0 34-118 44-98-135 85-253 128-355 128-121 0-209-30-265-91-57-60-85-149-85-267v-411c-2-50-2-87-2-110s-1-36-2-39c0-3-2-5-3-6-2-1-11-4-28-8l-62-13c-25-25-36-55-32-87 4-33 22-54 55-62 119-5 214-23 283-54 50 5 78 28 85 67-5 52-8 125-8 222v409c0 83 12 143 37 180 24 37 71 56 141 56 63 0 118-21 166-62 20-18 31-54 31-106v-405c0-75-3-118-9-129-3-6-16-11-39-16l-62-11c-30-18-45-46-45-84s21-60 61-67c147-6 248-24 304-55 44 6 72 28 84 64-6 59-8 134-8 226z">
              <text:p/>
            </draw:path>
            <draw:path draw:style-name="gr6" draw:text-style-name="P5" draw:layer="layout" svg:width="0.889cm" svg:height="1.219cm" svg:x="8.962cm" svg:y="3.81cm" svg:viewBox="0 0 890 1220" svg:d="M175 452c0-54-2-84-7-91s-27-14-67-22l-61-10c-22-23-34-47-34-74s15-47 46-63c48-7 86-14 114-21 27-7 51-17 72-29s40-27 57-44 41-50 72-98c63 16 94 41 94 76 0 0-38 212-45 212 111-121 215-182 312-182 43 0 81 14 113 41 33 28 49 64 49 108 0 109-48 164-145 164-53 0-86-17-99-52-11-26-45-31-101-13-31 8-51 21-63 37-14 17-21 70-21 157v338c0 49 0 86 1 110 1 25 2 38 3 41 2 3 4 5 9 6 4 1 16 2 38 4l140 7c26 0 44 11 54 32 9 22 13 40 12 55-2 15-7 32-17 50-9 19-28 28-56 28l-328-7c-79 0-165 3-259 8-32-21-51-52-57-94-6-41 14-65 59-72l45-7c37-5 57-10 59-14 7-13 11-63 11-147z">
              <text:p/>
            </draw:path>
            <draw:path draw:style-name="gr6" draw:text-style-name="P5" draw:layer="layout" svg:width="0.996cm" svg:height="1.141cm" svg:x="9.874cm" svg:y="3.914cm" svg:viewBox="0 0 997 1142" svg:d="M649 0c90 0 172 17 249 51 39 37 58 84 58 143 0 31-8 63-26 94s-44 46-78 46c-27 0-52-11-75-34-60-75-129-113-207-113s-146 30-201 90c-59 62-88 148-88 257 0 44 8 88 23 132s37 83 66 117c30 35 66 63 109 85s92 34 146 34c98 0 179-47 243-139 36-13 67-10 92 7s37 44 37 81c-24 56-54 101-89 135-34 35-72 63-113 87-41 23-84 40-129 52-45 11-89 17-132 17-154 0-279-47-376-140-105-100-158-234-158-401 0-160 56-299 168-419 117-121 277-182 481-182z">
              <text:p/>
            </draw:path>
            <draw:path draw:style-name="gr6" draw:text-style-name="P5" draw:layer="layout" svg:width="1.269cm" svg:height="1.174cm" svg:x="10.884cm" svg:y="3.907cm" svg:viewBox="0 0 1270 1175" svg:d="M1077 687c0 49 0 89 0 122s1 58 2 75c1 24 2 37 4 39 1 1 6 2 15 2 7 0 43-9 106-29 32 11 51 25 57 43s9 35 9 50-4 32-12 50c-9 17-23 32-44 42-170 35-279 67-327 94-41 0-73-19-96-56 0 0 34-118 44-98-135 85-253 128-355 128-121 0-209-30-265-91-57-60-85-149-85-267v-411c-2-50-2-87-2-110s-1-36-2-39c0-3-2-5-3-6-2-1-11-4-28-8l-62-13c-25-25-36-55-32-87 4-33 22-54 55-62 119-5 214-23 283-54 50 5 78 28 85 67-5 52-8 125-8 222v409c0 83 12 143 37 180 24 37 71 56 141 56 63 0 118-21 166-62 20-18 31-54 31-106v-405c0-75-3-118-9-129-3-6-16-11-39-16l-62-11c-30-18-45-46-45-84s21-60 61-67c147-6 248-24 304-55 44 6 72 28 84 64-6 59-8 134-8 226z">
              <text:p/>
            </draw:path>
            <draw:path draw:style-name="gr6" draw:text-style-name="P5" draw:layer="layout" svg:width="1.964cm" svg:height="1.207cm" svg:x="12.162cm" svg:y="3.822cm" svg:viewBox="0 0 1965 1208" svg:d="M429 217c119-84 234-126 346-126 124 0 221 51 292 152-10-3-10-9 1-17 130-90 252-135 365-135 111 0 196 34 256 102s90 152 90 254v426c0 83 4 133 11 152 1 4 14 7 37 9l89 8c36 19 52 47 49 85-4 38-25 65-62 80-108-5-197-7-267-7-73 0-159 2-258 8-31-21-50-47-55-79-6-31 9-60 46-86l74-8c26-4 39-8 39-9 7-16 11-67 11-153l2-357c0-134-59-201-177-201-77 0-132 22-167 66-17 23-26 62-28 116v377c0 81 4 131 13 150 2 5 14 8 35 11l82 8c36 18 52 46 49 83-4 37-23 64-58 82-101-6-188-8-261-8s-160 2-261 8c-32-22-50-48-54-79-3-30 11-59 43-86l79-8c25-5 38-8 39-9 7-16 11-67 11-153l2-357c0-134-58-201-175-201-75 0-134 23-176 71-16 19-24 54-24 106l3 382c0 49 0 84 2 107 1 23 2 35 3 37 2 3 5 5 10 6 6 2 18 6 37 11l70 8c37 18 53 46 49 83s-23 64-58 82c-94-6-180-8-256-8-77 0-167 2-273 8-32-22-50-48-53-79-4-30 10-59 42-86l93-9c25-1 37-3 37-5 7-17 11-68 11-156v-434c0-53-3-83-8-90s-27-15-66-23l-61-10c-23-22-34-47-34-73 0-27 15-48 45-63 84-13 146-30 187-51 41-20 85-64 130-129 62 15 93 41 93 78 0 0-31 155-41 139z">
              <text:p/>
            </draw:path>
            <draw:path draw:style-name="gr6" draw:text-style-name="P5" draw:layer="layout" svg:width="1.267cm" svg:height="1.728cm" svg:x="13.975cm" svg:y="3.908cm" svg:viewBox="0 0 1268 1729" svg:d="M234 1729c-107-1-160-53-160-158 0-100 50-150 150-150h46c18 0 31-7 39-20 60-93 106-182 137-265 14-38 21-67 21-88 0-15-13-61-38-136l-193-567c-11-36-21-64-29-85s-15-37-23-47c-8-11-15-18-22-23-9-4-19-8-30-10l-98-14c-26-26-37-57-34-92s22-60 56-74c137 7 225 10 265 10 56 0 136-3 237-10 38 8 58 31 62 71s-10 71-39 95c0 0-89 15-104 16 0 14 21 73 66 211l80 243c13 59 19 66 24 94 18-44-6 11 43-104l82-214c55-145 81-217 81-230-10 0-125-16-125-16-27-28-40-58-36-93s22-59 56-73c137 7 219 10 245 10 49 0 122-3 220-10 32 19 50 45 54 79 3 34-11 64-42 88l-73 6c-11 2-21 6-32 13s-23 19-36 37c-14 19-28 43-45 74-15 33-34 73-57 122l-140 304c-71 142-140 283-207 424-66 142-132 288-198 436-46 97-114 145-203 146z">
              <text:p/>
            </draw:path>
          </draw:g>
        </draw:g>
        <draw:custom-shape draw:style-name="gr7" draw:text-style-name="P6" draw:layer="layout" svg:width="13.264cm" svg:height="3.917cm" svg:x="2.016cm" svg:y="7.0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path draw:style-name="gr1" draw:text-style-name="P1" draw:layer="layout" svg:width="0.731cm" svg:height="2.238cm" svg:x="3.541cm" svg:y="7.836cm" svg:viewBox="0 0 732 2239" svg:d="M288 0c-88 0-158 20-210 59s-78 88-78 147c0 30 11 54 34 73 22 20 47 26 73 20 47-9 76-21 86-37 10-17 14-39 12-67-2-29 4-52 18-66 15-15 47-23 99-23 53 0 88 26 106 76 9 25 14 48 16 71 2 22 2 41 0 57-19 147-49 288-92 426-43 137-83 272-119 403-19 73-34 135-46 188-13 52-21 95-25 127l-40 248c-12 82-13 154-3 218 10 63 27 118 49 166 41 97 136 148 285 153 41 1 79-3 113-14 35-10 65-24 91-43 25-18 45-40 58-66s19-54 16-83c-9-58-43-89-100-93-53-5-88 2-105 21-16 18-23 43-21 74 2 32 0 55-8 69-7 13-30 21-69 24-59 3-95-20-110-69-16-54-21-97-15-128 6-51 20-118 41-203 22-85 49-180 81-285 31-106 58-203 82-289 23-87 39-149 47-188 14-72 27-145 37-219s18-151 24-231c13-174-9-304-65-389-57-85-144-127-262-127z">
              <text:p/>
            </draw:path>
            <draw:g>
              <draw:path draw:style-name="gr2" draw:text-style-name="P1" draw:layer="layout" svg:width="0.522cm" svg:height="1.245cm" draw:transform="rotate (1.5707963267949) translate (3.29295487729212cm 9.52468555307629cm)" svg:viewBox="0 0 523 1246" svg:d="M177 306c-2-55-3-96-5-122-1-27-5-47-11-62-6-14-15-23-28-27-14-4-34-10-60-18l-62-10c-8-6-11-18-10-36 0-19 5-29 14-31l246 6 248-6c9 2 14 12 14 31 0 18-3 30-9 36l-67 10c-25 8-44 14-58 18-15 4-25 13-30 27-6 15-10 35-10 62-1 26-2 67-4 122v637c0 96 5 154 16 174 12 23 40 38 86 46l67 13c6 6 9 17 9 35 0 17-5 29-14 35-108-6-190-9-248-9-56 0-138 3-246 9-7-6-12-18-14-35-3-18 1-29 10-35l62-13c47-8 77-23 88-46 11-20 16-78 16-174z">
                <text:p/>
              </draw:path>
              <draw:path draw:style-name="gr2" draw:text-style-name="P1" draw:layer="layout" svg:width="0.522cm" svg:height="1.245cm" draw:transform="rotate (1.5707963267949) translate (3.29295487729212cm 8.86622236796028cm)" svg:viewBox="0 0 523 1246" svg:d="M177 306c-2-55-3-96-5-122-1-27-5-47-11-62-6-14-15-23-28-27-14-4-34-10-60-18l-62-10c-8-6-11-18-10-36 0-19 5-29 14-31l246 6 248-6c9 2 14 12 14 31 0 18-3 30-9 36l-67 10c-25 8-44 14-58 18-15 4-25 13-30 27-6 15-10 35-10 62-1 26-2 67-4 122v637c0 96 5 154 16 174 12 23 40 38 86 46l67 13c6 6 9 17 9 35 0 17-5 29-14 35-108-6-190-9-248-9-56 0-138 3-246 9-7-6-12-18-14-35-3-18 1-29 10-35l62-13c47-8 77-23 88-46 11-20 16-78 16-174z">
                <text:p/>
              </draw:path>
            </draw:g>
          </draw:g>
          <draw:custom-shape draw:style-name="gr5" draw:text-style-name="P4" draw:layer="layout" svg:width="3.048cm" svg:height="3.048cm" svg:x="2.377cm" svg:y="7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37.2909150541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path draw:style-name="gr6" draw:text-style-name="P5" draw:layer="layout" svg:width="1.663cm" svg:height="1.807cm" svg:x="5.678cm" svg:y="8.066cm" svg:viewBox="0 0 1664 1808" svg:d="M0 911c0-138 30-269 91-392s141-223 240-298c184-147 417-221 699-221 81 0 162 5 241 16 80 11 149 25 208 43 28 5 63 4 103-4 6 88 12 162 18 222s14 131 24 215c-20 33-44 51-74 54-29 3-60-7-93-30-50-226-203-338-460-338-91 0-176 14-255 42-80 28-148 71-205 130-56 58-102 131-136 218-35 88-52 191-52 308s19 223 56 317c38 95 88 174 150 238s134 113 216 148c82 34 169 51 262 51 130 0 230-31 301-94 78-65 135-145 172-240 26-22 55-30 86-27 32 4 56 24 72 63-4 37-11 72-19 106-9 34-20 70-33 107-30 79-60 138-90 180-24 3-42 6-54 10-13 3-28 8-44 14-112 39-248 59-408 59-256 0-471-57-644-171-248-175-372-417-372-726z">
              <text:p/>
            </draw:path>
            <draw:path draw:style-name="gr6" draw:text-style-name="P5" draw:layer="layout" svg:width="1.269cm" svg:height="1.174cm" svg:x="7.402cm" svg:y="8.718cm" svg:viewBox="0 0 1270 1175" svg:d="M1077 687c0 49 0 89 0 122s1 58 2 75c1 24 2 37 4 39 1 1 6 2 15 2 7 0 43-9 106-29 32 11 51 25 57 43s9 35 9 50-4 32-12 50c-9 17-23 32-44 42-170 35-279 67-327 94-41 0-73-19-96-56 0 0 34-118 44-98-135 85-253 128-355 128-121 0-209-30-265-91-57-60-85-149-85-267v-411c-2-50-2-87-2-110s-1-36-2-39c0-3-2-5-3-6-2-1-11-4-28-8l-62-13c-25-25-36-55-32-87 4-33 22-54 55-62 119-5 214-23 283-54 50 5 78 28 85 67-5 52-8 125-8 222v409c0 83 12 143 37 180 24 37 71 56 141 56 63 0 118-21 166-62 20-18 31-54 31-106v-405c0-75-3-118-9-129-3-6-16-11-39-16l-62-11c-30-18-45-46-45-84s21-60 61-67c147-6 248-24 304-55 44 6 72 28 84 64-6 59-8 134-8 226z">
              <text:p/>
            </draw:path>
            <draw:path draw:style-name="gr6" draw:text-style-name="P5" draw:layer="layout" svg:width="0.889cm" svg:height="1.219cm" svg:x="8.688cm" svg:y="8.621cm" svg:viewBox="0 0 890 1220" svg:d="M175 452c0-54-2-84-7-91s-27-14-67-22l-61-10c-22-23-34-47-34-74s15-47 46-63c48-7 86-14 114-21 27-7 51-17 72-29s40-27 57-44 41-50 72-98c63 16 94 41 94 76 0 0-38 212-45 212 111-121 215-182 312-182 43 0 81 14 113 41 33 28 49 64 49 108 0 109-48 164-145 164-53 0-86-17-99-52-11-26-45-31-101-13-31 8-51 21-63 37-14 17-21 70-21 157v338c0 49 0 86 1 110 1 25 2 38 3 41 2 3 4 5 9 6 4 1 16 2 38 4l140 7c26 0 44 11 54 32 9 22 13 40 12 55-2 15-7 32-17 50-9 19-28 28-56 28l-328-7c-79 0-165 3-259 8-32-21-51-52-57-94-6-41 14-65 59-72l45-7c37-5 57-10 59-14 7-13 11-63 11-147z">
              <text:p/>
            </draw:path>
            <draw:path draw:style-name="gr6" draw:text-style-name="P5" draw:layer="layout" svg:width="0.996cm" svg:height="1.141cm" svg:x="9.6cm" svg:y="8.725cm" svg:viewBox="0 0 997 1142" svg:d="M649 0c90 0 172 17 249 51 39 37 58 84 58 143 0 31-8 63-26 94s-44 46-78 46c-27 0-52-11-75-34-60-75-129-113-207-113s-146 30-201 90c-59 62-88 148-88 257 0 44 8 88 23 132s37 83 66 117c30 35 66 63 109 85s92 34 146 34c98 0 179-47 243-139 36-13 67-10 92 7s37 44 37 81c-24 56-54 101-89 135-34 35-72 63-113 87-41 23-84 40-129 52-45 11-89 17-132 17-154 0-279-47-376-140-105-100-158-234-158-401 0-160 56-299 168-419 117-121 277-182 481-182z">
              <text:p/>
            </draw:path>
            <draw:path draw:style-name="gr6" draw:text-style-name="P5" draw:layer="layout" svg:width="1.269cm" svg:height="1.174cm" svg:x="10.61cm" svg:y="8.718cm" svg:viewBox="0 0 1270 1175" svg:d="M1077 687c0 49 0 89 0 122s1 58 2 75c1 24 2 37 4 39 1 1 6 2 15 2 7 0 43-9 106-29 32 11 51 25 57 43s9 35 9 50-4 32-12 50c-9 17-23 32-44 42-170 35-279 67-327 94-41 0-73-19-96-56 0 0 34-118 44-98-135 85-253 128-355 128-121 0-209-30-265-91-57-60-85-149-85-267v-411c-2-50-2-87-2-110s-1-36-2-39c0-3-2-5-3-6-2-1-11-4-28-8l-62-13c-25-25-36-55-32-87 4-33 22-54 55-62 119-5 214-23 283-54 50 5 78 28 85 67-5 52-8 125-8 222v409c0 83 12 143 37 180 24 37 71 56 141 56 63 0 118-21 166-62 20-18 31-54 31-106v-405c0-75-3-118-9-129-3-6-16-11-39-16l-62-11c-30-18-45-46-45-84s21-60 61-67c147-6 248-24 304-55 44 6 72 28 84 64-6 59-8 134-8 226z">
              <text:p/>
            </draw:path>
            <draw:path draw:style-name="gr6" draw:text-style-name="P5" draw:layer="layout" svg:width="1.964cm" svg:height="1.207cm" svg:x="11.888cm" svg:y="8.633cm" svg:viewBox="0 0 1965 1208" svg:d="M429 217c119-84 234-126 346-126 124 0 221 51 292 152-10-3-10-9 1-17 130-90 252-135 365-135 111 0 196 34 256 102s90 152 90 254v426c0 83 4 133 11 152 1 4 14 7 37 9l89 8c36 19 52 47 49 85-4 38-25 65-62 80-108-5-197-7-267-7-73 0-159 2-258 8-31-21-50-47-55-79-6-31 9-60 46-86l74-8c26-4 39-8 39-9 7-16 11-67 11-153l2-357c0-134-59-201-177-201-77 0-132 22-167 66-17 23-26 62-28 116v377c0 81 4 131 13 150 2 5 14 8 35 11l82 8c36 18 52 46 49 83-4 37-23 64-58 82-101-6-188-8-261-8s-160 2-261 8c-32-22-50-48-54-79-3-30 11-59 43-86l79-8c25-5 38-8 39-9 7-16 11-67 11-153l2-357c0-134-58-201-175-201-75 0-134 23-176 71-16 19-24 54-24 106l3 382c0 49 0 84 2 107 1 23 2 35 3 37 2 3 5 5 10 6 6 2 18 6 37 11l70 8c37 18 53 46 49 83s-23 64-58 82c-94-6-180-8-256-8-77 0-167 2-273 8-32-22-50-48-53-79-4-30 10-59 42-86l93-9c25-1 37-3 37-5 7-17 11-68 11-156v-434c0-53-3-83-8-90s-27-15-66-23l-61-10c-23-22-34-47-34-73 0-27 15-48 45-63 84-13 146-30 187-51 41-20 85-64 130-129 62 15 93 41 93 78 0 0-31 155-41 139z">
              <text:p/>
            </draw:path>
            <draw:path draw:style-name="gr6" draw:text-style-name="P5" draw:layer="layout" svg:width="1.267cm" svg:height="1.728cm" svg:x="13.701cm" svg:y="8.719cm" svg:viewBox="0 0 1268 1729" svg:d="M234 1729c-107-1-160-53-160-158 0-100 50-150 150-150h46c18 0 31-7 39-20 60-93 106-182 137-265 14-38 21-67 21-88 0-15-13-61-38-136l-193-567c-11-36-21-64-29-85s-15-37-23-47c-8-11-15-18-22-23-9-4-19-8-30-10l-98-14c-26-26-37-57-34-92s22-60 56-74c137 7 225 10 265 10 56 0 136-3 237-10 38 8 58 31 62 71s-10 71-39 95c0 0-89 15-104 16 0 14 21 73 66 211l80 243c13 59 19 66 24 94 18-44-6 11 43-104l82-214c55-145 81-217 81-230-10 0-125-16-125-16-27-28-40-58-36-93s22-59 56-73c137 7 219 10 245 10 49 0 122-3 220-10 32 19 50 45 54 79 3 34-11 64-42 88l-73 6c-11 2-21 6-32 13s-23 19-36 37c-14 19-28 43-45 74-15 33-34 73-57 122l-140 304c-71 142-140 283-207 424-66 142-132 288-198 436-46 97-114 145-203 14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Tranxophonetica" svg:font-family="Tranxophonetic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348cm" fo:page-height="17.3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6:13:54.690526161</meta:creation-date>
    <dc:date>2021-11-12T18:32:25.006012305</dc:date>
    <meta:editing-duration>PT47M14S</meta:editing-duration>
    <meta:editing-cycles>11</meta:editing-cycles>
    <meta:generator>LibreOffice/6.4.7.2$Linux_X86_64 LibreOffice_project/40$Build-2</meta:generator>
    <meta:document-statistic meta:object-count="41"/>
  </office:meta>
</office:document-meta>
</file>